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6.15cm" fo:min-width="3.1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1.05cm" fo:min-width="0.9cm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0.45cm" fo:min-width="2.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05cm"/>
    </style:style>
    <style:style style:name="gr6" style:family="graphic" style:parent-style-name="standard">
      <style:graphic-properties draw:stroke="none" svg:stroke-color="#000000" draw:fill="none" draw:fill-color="#ffffff" fo:min-height="0.15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0.4cm" fo:min-width="0.2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3.35cm" fo:min-width="2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fill="solid" draw:fill-color="#cccccc" draw:textarea-horizontal-align="justify" draw:textarea-vertical-align="middle" draw:auto-grow-height="false" fo:min-height="1.05cm" fo:min-width="0.9cm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 fo:min-height="0.35cm" fo:min-width="0.9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0.45cm" fo:min-width="1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4.05cm" fo:min-width="2.5cm"/>
    </style:style>
    <style:style style:name="gr16" style:family="graphic" style:parent-style-name="standard">
      <style:graphic-properties draw:stroke="none" svg:stroke-color="#000000" draw:fill="none" draw:fill-color="#ffffff" fo:min-height="0.35cm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0.35cm" fo:min-width="2.3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25cm" fo:min-width="0cm"/>
    </style:style>
    <style:style style:name="gr19" style:family="graphic" style:parent-style-name="standard">
      <style:graphic-properties draw:stroke="none" svg:stroke-color="#000000" draw:fill="none" draw:fill-color="#ffffff" fo:min-height="1.75cm"/>
    </style:style>
    <style:style style:name="gr20" style:family="graphic" style:parent-style-name="standard">
      <style:graphic-properties draw:stroke="none" svg:stroke-color="#000000" draw:fill="none" draw:fill-color="#ffffff" fo:min-height="2.45cm"/>
    </style:style>
    <style:style style:name="gr21" style:family="graphic" style:parent-style-name="standard">
      <style:graphic-properties draw:stroke="none" svg:stroke-color="#000000" draw:fill="none" draw:fill-color="#ffffff" fo:min-height="2.55cm"/>
    </style:style>
    <style:style style:name="gr22" style:family="graphic" style:parent-style-name="standard">
      <style:graphic-properties draw:stroke="none" svg:stroke-color="#000000" draw:fill="none" draw:fill-color="#ffffff" fo:min-height="2.75cm"/>
    </style:style>
    <style:style style:name="gr23" style:family="graphic" style:parent-style-name="standard">
      <style:graphic-properties draw:stroke="none" svg:stroke-color="#000000" draw:fill="none" draw:fill-color="#ffffff" fo:min-height="2.95cm"/>
    </style:style>
    <style:style style:name="gr24" style:family="graphic" style:parent-style-name="standard">
      <style:graphic-properties draw:stroke="none" svg:stroke-color="#000000" draw:fill="none" draw:fill-color="#ffffff" fo:min-height="3.4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  <style:text-properties style:font-name="Arial" fo:font-size="8pt" style:font-size-asian="18pt" style:font-size-complex="18p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solid" draw:fill-color="#dddddd"/>
      <style:paragraph-properties fo:text-align="center"/>
      <style:text-properties style:font-name="Arial" fo:font-size="8pt" style:text-underline-style="solid" style:text-underline-width="auto" style:text-underline-color="font-color" style:font-size-asian="18pt" style:font-size-complex="18pt"/>
    </style:style>
    <style:style style:name="P6" style:family="paragraph">
      <style:paragraph-properties fo:text-align="center"/>
      <style:text-properties style:font-name="Arial" fo:font-size="8pt" style:font-size-asian="18pt" style:font-size-complex="18pt"/>
    </style:style>
    <style:style style:name="P7" style:family="paragraph">
      <loext:graphic-properties draw:fill="solid" draw:fill-color="#b2b2b2"/>
      <style:paragraph-properties fo:text-align="center"/>
      <style:text-properties style:font-name="Arial" fo:font-size="8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text-properties style:font-name="Arial" fo:font-size="8pt" style:font-size-asian="18pt" style:font-size-complex="18pt"/>
    </style:style>
    <style:style style:name="P10" style:family="paragraph">
      <loext:graphic-properties draw:fill="none" draw:fill-color="#ffffff"/>
      <style:text-properties style:font-name="Arial" fo:font-size="8pt" style:font-size-asian="18pt" style:font-size-complex="18pt"/>
    </style:style>
    <style:style style:name="P11" style:family="paragraph">
      <style:text-properties style:font-name="Arial" fo:font-size="8pt" style:text-underline-style="solid" style:text-underline-width="auto" style:text-underline-color="font-color" style:font-size-asian="18pt" style:font-size-complex="18pt"/>
    </style:style>
    <style:style style:name="P12" style:family="paragraph">
      <loext:graphic-properties draw:fill="none" draw:fill-color="#ffffff"/>
      <style:text-properties style:font-name="Arial" fo:font-size="8pt" style:text-underline-style="solid" style:text-underline-width="auto" style:text-underline-color="font-color" style:font-size-asian="18pt" style:font-size-complex="18pt"/>
    </style:style>
    <style:style style:name="P13" style:family="paragraph">
      <style:text-properties style:font-name="Arial" fo:font-size="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ffffff"/>
      <style:text-properties style:font-name="Arial" fo:font-size="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size="6pt" style:text-underline-style="solid" style:text-underline-width="auto" style:text-underline-color="font-color"/>
    </style:style>
    <style:style style:name="P16" style:family="paragraph">
      <loext:graphic-properties draw:fill="solid" draw:fill-color="#dddddd"/>
      <style:paragraph-properties fo:text-align="center"/>
      <style:text-properties style:font-name="Arial" fo:font-size="6pt" style:text-underline-style="solid" style:text-underline-width="auto" style:text-underline-color="font-color" style:font-size-asian="18pt" style:font-size-complex="18pt"/>
    </style:style>
    <style:style style:name="P17" style:family="paragraph">
      <style:paragraph-properties fo:text-align="center"/>
      <style:text-properties style:font-name="Arial" fo:font-size="8pt" style:text-underline-style="solid" style:text-underline-width="auto" style:text-underline-color="font-color" style:font-size-asian="18pt" style:font-size-complex="18pt"/>
    </style:style>
    <style:style style:name="P18" style:family="paragraph">
      <style:paragraph-properties fo:text-align="center"/>
      <style:text-properties style:font-name="Arial" fo:font-size="6pt" style:text-underline-style="solid" style:text-underline-width="auto" style:text-underline-color="font-color" style:font-size-asian="18pt" style:font-size-complex="18pt"/>
    </style:style>
    <style:style style:name="P19" style:family="paragraph">
      <loext:graphic-properties draw:fill="solid" draw:fill-color="#dddddd"/>
      <style:paragraph-properties fo:text-align="center"/>
      <style:text-properties style:font-name="Arial" fo:font-size="4pt" style:text-underline-style="solid" style:text-underline-width="auto" style:text-underline-color="font-color" style:font-size-asian="18pt" style:font-size-complex="18pt"/>
    </style:style>
    <style:style style:name="P20" style:family="paragraph">
      <loext:graphic-properties draw:fill-color="#b2b2b2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solid" draw:fill-color="#cccccc"/>
      <style:paragraph-properties fo:text-align="center"/>
      <style:text-properties style:font-name="Arial" fo:font-size="8pt" style:text-underline-style="solid" style:text-underline-width="auto" style:text-underline-color="font-color" style:font-size-asian="18pt" style:font-size-complex="18pt"/>
    </style:style>
    <style:style style:name="P23" style:family="paragraph">
      <loext:graphic-properties draw:fill-color="#dddddd"/>
      <style:paragraph-properties fo:text-align="center"/>
    </style:style>
    <style:style style:name="P24" style:family="paragraph">
      <style:paragraph-properties fo:text-align="center"/>
      <style:text-properties style:font-name="Arial" fo:font-size="10pt" style:font-size-asian="18pt" style:font-size-complex="18pt"/>
    </style:style>
    <style:style style:name="P25" style:family="paragraph">
      <loext:graphic-properties draw:fill="none" draw:fill-color="#ffffff"/>
      <style:paragraph-properties fo:text-align="center"/>
      <style:text-properties style:font-name="Arial" fo:font-size="10pt" style:font-size-asian="18pt" style:font-size-complex="18pt"/>
    </style:style>
    <style:style style:name="P26" style:family="paragraph">
      <style:paragraph-properties fo:text-align="start"/>
    </style:style>
    <style:style style:name="P27" style:family="paragraph">
      <loext:graphic-properties draw:fill-color="#cccccc"/>
      <style:paragraph-properties fo:text-align="start"/>
      <style:text-properties style:font-name="Arial" fo:font-size="8pt" style:font-size-asian="18pt" style:font-size-complex="18pt"/>
    </style:style>
    <style:style style:name="P28" style:family="paragraph">
      <loext:graphic-properties draw:fill-color="#ffffff"/>
      <style:paragraph-properties fo:text-align="center"/>
      <style:text-properties style:font-name="Arial" fo:font-size="8pt" style:font-size-asian="18pt" style:font-size-complex="18pt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style:paragraph-properties fo:text-align="start"/>
      <style:text-properties style:text-underline-style="solid" style:text-underline-width="auto" style:text-underline-color="font-color"/>
    </style:style>
    <style:style style:name="P31" style:family="paragraph">
      <loext:graphic-properties draw:fill-color="#cccccc"/>
      <style:paragraph-properties fo:text-align="start"/>
      <style:text-properties style:font-name="Arial" fo:font-size="8pt" style:text-underline-style="solid" style:text-underline-width="auto" style:text-underline-color="font-color" style:font-size-asian="18pt" style:font-size-complex="18pt"/>
    </style:style>
    <style:style style:name="P32" style:family="paragraph">
      <style:text-properties style:font-name="Arial" fo:font-size="12pt" style:font-size-asian="18pt" style:font-size-complex="18pt"/>
    </style:style>
    <style:style style:name="P33" style:family="paragraph">
      <loext:graphic-properties draw:fill="none" draw:fill-color="#ffffff"/>
      <style:text-properties style:font-name="Arial" fo:font-size="12pt" style:font-size-asian="18pt" style:font-size-complex="18pt"/>
    </style:style>
    <style:style style:name="P34" style:family="paragraph">
      <style:paragraph-properties fo:text-align="center"/>
      <style:text-properties style:font-name="Arial" fo:font-size="7pt" style:text-underline-style="solid" style:text-underline-width="auto" style:text-underline-color="font-color" style:font-size-asian="18pt" style:font-size-complex="18pt"/>
    </style:style>
    <style:style style:name="P35" style:family="paragraph">
      <loext:graphic-properties draw:fill="solid" draw:fill-color="#cccccc"/>
      <style:paragraph-properties fo:text-align="center"/>
      <style:text-properties style:font-name="Arial" fo:font-size="7pt" style:text-underline-style="solid" style:text-underline-width="auto" style:text-underline-color="font-color" style:font-size-asian="18pt" style:font-size-complex="18pt"/>
    </style:style>
    <style:style style:name="T1" style:family="text">
      <style:text-properties style:font-name="Arial" fo:font-size="8pt" style:text-underline-style="solid" style:text-underline-width="auto" style:text-underline-color="font-color" style:font-size-asian="18pt" style:font-size-complex="18pt"/>
    </style:style>
    <style:style style:name="T2" style:family="text">
      <style:text-properties style:font-name="Arial" fo:font-size="8pt" style:font-size-asian="18pt" style:font-size-complex="18pt"/>
    </style:style>
    <style:style style:name="T3" style:family="text">
      <style:text-properties style:font-name="Arial" fo:font-size="8pt" fo:font-weight="bold" style:font-size-asian="18pt" style:font-weight-asian="bold" style:font-size-complex="18pt" style:font-weight-complex="bold"/>
    </style:style>
    <style:style style:name="T4" style:family="text">
      <style:text-properties style:font-name="Arial" fo:font-size="6pt" style:text-underline-style="solid" style:text-underline-width="auto" style:text-underline-color="font-color" style:font-size-asian="18pt" style:font-size-complex="18pt"/>
    </style:style>
    <style:style style:name="T5" style:family="text">
      <style:text-properties fo:font-size="6pt"/>
    </style:style>
    <style:style style:name="T6" style:family="text">
      <style:text-properties fo:font-size="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Arial" fo:font-size="10pt" style:font-size-asian="18pt" style:font-size-complex="18pt"/>
    </style:style>
    <style:style style:name="T9" style:family="text">
      <style:text-properties style:font-name="Arial" fo:font-size="12pt" style:font-size-asian="18pt" style:font-size-complex="18pt"/>
    </style:style>
    <style:style style:name="T10" style:family="text">
      <style:text-properties fo:font-size="7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cm" svg:height="6.4cm" svg:x="1.2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1.3cm" svg:x="3.1cm" svg:y="7.1cm">
          <text:p text:style-name="P2"><text:span text:style-name="T1">Chocolate </text:span></text:p>
          <text:p text:style-name="P2"><text:span text:style-name="T1">Biscui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3cm" svg:x="1.5cm" svg:y="10.1cm">
          <text:p text:style-name="P4"><text:span text:style-name="T1">Green Tea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3cm" svg:x="1.5cm" svg:y="8.6cm">
          <text:p text:style-name="P4"><text:span text:style-name="T1">Herbal Tea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3cm" svg:x="1.5cm" svg:y="7.1cm">
          <text:p text:style-name="P4"><text:span text:style-name="T1">Black Tea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3cm" svg:x="3.1cm" svg:y="10.1cm">
          <text:p text:style-name="P4"><text:span text:style-name="T1">Gluten </text:span></text:p>
          <text:p text:style-name="P4"><text:span text:style-name="T1">Free – </text:span></text:p>
          <text:p text:style-name="P4"><text:span text:style-name="T1">Vegan </text:span></text:p>
          <text:p text:style-name="P4"><text:span text:style-name="T1">Biscui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1.3cm" svg:x="3.1cm" svg:y="8.6cm">
          <text:p text:style-name="P6"><text:span text:style-name="T1">Non – </text:span></text:p>
          <text:p text:style-name="P6"><text:span text:style-name="T1">Chocolate </text:span></text:p>
          <text:p text:style-name="P6"><text:span text:style-name="T1">Biscui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cm" svg:height="0.7cm" svg:x="1.5cm" svg:y="6.2cm">
          <text:p text:style-name="P2"><text:span text:style-name="T2">Biscuits &amp; Te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.5cm" svg:y1="8.4cm" svg:x2="2.9cm" svg:y2="7.1cm">
          <text:p/>
        </draw:line>
        <draw:line draw:style-name="gr4" draw:text-style-name="P8" draw:layer="layout" svg:x1="3.1cm" svg:y1="8.4cm" svg:x2="4.5cm" svg:y2="7.1cm">
          <text:p/>
        </draw:line>
        <draw:line draw:style-name="gr4" draw:text-style-name="P8" draw:layer="layout" svg:x1="1.5cm" svg:y1="9.9cm" svg:x2="2.9cm" svg:y2="8.6cm">
          <text:p/>
        </draw:line>
        <draw:line draw:style-name="gr4" draw:text-style-name="P8" draw:layer="layout" svg:x1="3.1cm" svg:y1="9.9cm" svg:x2="4.5cm" svg:y2="8.6cm">
          <text:p/>
        </draw:line>
        <draw:line draw:style-name="gr4" draw:text-style-name="P8" draw:layer="layout" svg:x1="1.5cm" svg:y1="11.4cm" svg:x2="2.9cm" svg:y2="10.1cm">
          <text:p/>
        </draw:line>
        <draw:line draw:style-name="gr4" draw:text-style-name="P8" draw:layer="layout" svg:x1="3.1cm" svg:y1="11.4cm" svg:x2="4.5cm" svg:y2="10.1cm">
          <text:p/>
        </draw:line>
        <draw:line draw:style-name="gr4" draw:text-style-name="P8" draw:layer="layout" svg:x1="1.5cm" svg:y1="7.1cm" svg:x2="2.9cm" svg:y2="8.4cm">
          <text:p/>
        </draw:line>
        <draw:line draw:style-name="gr4" draw:text-style-name="P8" draw:layer="layout" svg:x1="3.1cm" svg:y1="7.1cm" svg:x2="4.5cm" svg:y2="8.4cm">
          <text:p/>
        </draw:line>
        <draw:line draw:style-name="gr4" draw:text-style-name="P8" draw:layer="layout" svg:x1="1.5cm" svg:y1="8.6cm" svg:x2="2.9cm" svg:y2="9.9cm">
          <text:p/>
        </draw:line>
        <draw:line draw:style-name="gr4" draw:text-style-name="P8" draw:layer="layout" svg:x1="3.1cm" svg:y1="8.6cm" svg:x2="4.5cm" svg:y2="9.9cm">
          <text:p/>
        </draw:line>
        <draw:line draw:style-name="gr4" draw:text-style-name="P8" draw:layer="layout" svg:x1="1.5cm" svg:y1="10.1cm" svg:x2="2.9cm" svg:y2="11.4cm">
          <text:p/>
        </draw:line>
        <draw:line draw:style-name="gr4" draw:text-style-name="P8" draw:layer="layout" svg:x1="3.1cm" svg:y1="10.1cm" svg:x2="4.5cm" svg:y2="11.4cm">
          <text:p/>
        </draw:line>
        <draw:custom-shape draw:style-name="gr2" draw:text-style-name="P3" draw:layer="layout" svg:width="1.4cm" svg:height="1.3cm" svg:x="1.2cm" svg:y="1.8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.2cm" svg:y1="3.1cm" svg:x2="2.6cm" svg:y2="1.8cm">
          <text:p/>
        </draw:line>
        <draw:line draw:style-name="gr4" draw:text-style-name="P8" draw:layer="layout" svg:x1="1.2cm" svg:y1="1.8cm" svg:x2="2.6cm" svg:y2="3.1cm">
          <text:p/>
        </draw:line>
        <draw:frame draw:style-name="gr5" draw:text-style-name="P10" draw:layer="layout" svg:width="1.4cm" svg:height="0.569cm" svg:x="1.2cm" svg:y="1.3cm">
          <draw:text-box>
            <text:p text:style-name="P9"><text:span text:style-name="T2">Photo</text:span></text:p>
          </draw:text-box>
        </draw:frame>
        <draw:custom-shape draw:style-name="gr3" draw:text-style-name="P7" draw:layer="layout" svg:width="3cm" svg:height="0.7cm" svg:x="2.9cm" svg:y="2.4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8cm" svg:height="0.569cm" svg:x="2.9cm" svg:y="1.8cm">
          <draw:text-box>
            <text:p text:style-name="P9"><text:span text:style-name="T2">Branding</text:span></text:p>
          </draw:text-box>
        </draw:frame>
        <draw:frame draw:style-name="gr7" draw:text-style-name="P12" draw:layer="layout" svg:width="2.3cm" svg:height="0.569cm" svg:x="6.2cm" svg:y="2.5cm">
          <draw:text-box>
            <text:p text:style-name="P11"><text:span text:style-name="T1">Example Text</text:span></text:p>
          </draw:text-box>
        </draw:frame>
        <draw:frame draw:style-name="gr7" draw:text-style-name="P10" draw:layer="layout" svg:width="2cm" svg:height="0.569cm" svg:x="6.3cm" svg:y="1.6cm">
          <draw:text-box>
            <text:p text:style-name="P9"><text:span text:style-name="T2">Hyper Link</text:span></text:p>
          </draw:text-box>
        </draw:frame>
        <draw:frame draw:style-name="gr7" draw:text-style-name="P14" draw:layer="layout" svg:width="5.2cm" svg:height="0.569cm" svg:x="1.1cm" svg:y="4.3cm">
          <draw:text-box>
            <text:p text:style-name="P13"><text:span text:style-name="T3">First Visit or No user data - mobile</text:span></text:p>
          </draw:text-box>
        </draw:frame>
        <draw:custom-shape draw:style-name="gr1" draw:text-style-name="P1" draw:layer="layout" svg:width="3.6cm" svg:height="6.4cm" svg:x="5.6cm" svg:y="5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7cm" svg:height="0.65cm" svg:x="5.9cm" svg:y="7.1cm">
          <text:p text:style-name="P15"><text:span text:style-name="T4">Black </text:span></text:p>
          <text:p text:style-name="P15"><text:span text:style-name="T4">Te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cm" svg:height="0.7cm" svg:x="5.9cm" svg:y="6.2cm">
          <text:p text:style-name="P2"><text:span text:style-name="T2">Biscuits &amp; Te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5.9cm" svg:y1="7.8cm" svg:x2="6.6cm" svg:y2="7.1cm">
          <text:p/>
        </draw:line>
        <draw:line draw:style-name="gr4" draw:text-style-name="P8" draw:layer="layout" svg:x1="5.9cm" svg:y1="7.1cm" svg:x2="6.6cm" svg:y2="7.8cm">
          <text:p/>
        </draw:line>
        <draw:custom-shape draw:style-name="gr8" draw:text-style-name="P16" draw:layer="layout" svg:width="0.7cm" svg:height="0.65cm" svg:x="5.9cm" svg:y="7.9cm">
          <text:p text:style-name="P17"><text:span text:style-name="T5">Herbal </text:span></text:p>
          <text:p text:style-name="P17"><text:span text:style-name="T5">Te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5.9cm" svg:y1="8.6cm" svg:x2="6.6cm" svg:y2="7.9cm">
          <text:p/>
        </draw:line>
        <draw:line draw:style-name="gr4" draw:text-style-name="P8" draw:layer="layout" svg:x1="5.9cm" svg:y1="7.9cm" svg:x2="6.6cm" svg:y2="8.6cm">
          <text:p/>
        </draw:line>
        <draw:custom-shape draw:style-name="gr8" draw:text-style-name="P16" draw:layer="layout" svg:width="0.7cm" svg:height="0.65cm" svg:x="5.9cm" svg:y="8.7cm">
          <text:p text:style-name="P18"><text:span text:style-name="T5">Green </text:span></text:p>
          <text:p text:style-name="P18"><text:span text:style-name="T5">Te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5.9cm" svg:y1="9.4cm" svg:x2="6.6cm" svg:y2="8.7cm">
          <text:p/>
        </draw:line>
        <draw:line draw:style-name="gr4" draw:text-style-name="P8" draw:layer="layout" svg:x1="5.9cm" svg:y1="8.7cm" svg:x2="6.6cm" svg:y2="9.4cm">
          <text:p/>
        </draw:line>
        <draw:custom-shape draw:style-name="gr8" draw:text-style-name="P19" draw:layer="layout" svg:width="0.7cm" svg:height="0.65cm" svg:x="5.9cm" svg:y="10.3cm">
          <text:p text:style-name="P17"><text:span text:style-name="T6">Non – </text:span></text:p>
          <text:p text:style-name="P17"><text:span text:style-name="T6">Chocolate </text:span></text:p>
          <text:p text:style-name="P17"><text:span text:style-name="T6">Biscuits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5.9cm" svg:y1="11cm" svg:x2="6.6cm" svg:y2="10.3cm">
          <text:p/>
        </draw:line>
        <draw:line draw:style-name="gr4" draw:text-style-name="P8" draw:layer="layout" svg:x1="5.9cm" svg:y1="10.3cm" svg:x2="6.6cm" svg:y2="11cm">
          <text:p/>
        </draw:line>
        <draw:custom-shape draw:style-name="gr8" draw:text-style-name="P19" draw:layer="layout" svg:width="0.7cm" svg:height="0.65cm" svg:x="5.9cm" svg:y="9.5cm">
          <text:p text:style-name="P17"><text:span text:style-name="T6">Chocolate </text:span></text:p>
          <text:p text:style-name="P17"><text:span text:style-name="T6">Biscuits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5.9cm" svg:y1="10.2cm" svg:x2="6.6cm" svg:y2="9.5cm">
          <text:p/>
        </draw:line>
        <draw:line draw:style-name="gr4" draw:text-style-name="P8" draw:layer="layout" svg:x1="5.9cm" svg:y1="9.5cm" svg:x2="6.6cm" svg:y2="10.2cm">
          <text:p/>
        </draw:line>
        <draw:custom-shape draw:style-name="gr8" draw:text-style-name="P16" draw:layer="layout" svg:width="0.7cm" svg:height="0.65cm" svg:x="8.3cm" svg:y="9.5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8.3cm" svg:y1="10.2cm" svg:x2="9cm" svg:y2="9.5cm">
          <text:p/>
        </draw:line>
        <draw:line draw:style-name="gr4" draw:text-style-name="P8" draw:layer="layout" svg:x1="8.3cm" svg:y1="9.5cm" svg:x2="9cm" svg:y2="10.2cm">
          <text:p/>
        </draw:line>
        <draw:custom-shape draw:style-name="gr8" draw:text-style-name="P16" draw:layer="layout" svg:width="0.7cm" svg:height="0.65cm" svg:x="7.5cm" svg:y="9.5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7.5cm" svg:y1="10.2cm" svg:x2="8.2cm" svg:y2="9.5cm">
          <text:p/>
        </draw:line>
        <draw:line draw:style-name="gr4" draw:text-style-name="P8" draw:layer="layout" svg:x1="7.5cm" svg:y1="9.5cm" svg:x2="8.2cm" svg:y2="10.2cm">
          <text:p/>
        </draw:line>
        <draw:custom-shape draw:style-name="gr8" draw:text-style-name="P16" draw:layer="layout" svg:width="0.7cm" svg:height="0.65cm" svg:x="8.3cm" svg:y="9.5cm">
          <text:p text:style-name="P18"><text:span text:style-name="T5">Produ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8" draw:layer="layout" svg:x1="8.3cm" svg:y1="10.2cm" svg:x2="9cm" svg:y2="9.5cm">
          <text:p/>
        </draw:line>
        <draw:line draw:style-name="gr4" draw:text-style-name="P8" draw:layer="layout" svg:x1="8.3cm" svg:y1="9.5cm" svg:x2="9cm" svg:y2="10.2cm">
          <text:p/>
        </draw:line>
        <draw:custom-shape draw:style-name="gr8" draw:text-style-name="P16" draw:layer="layout" svg:width="0.7cm" svg:height="0.65cm" svg:x="6.7cm" svg:y="8.7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.7cm" svg:y1="9.4cm" svg:x2="7.4cm" svg:y2="8.7cm">
          <text:p/>
        </draw:line>
        <draw:line draw:style-name="gr4" draw:text-style-name="P8" draw:layer="layout" svg:x1="6.7cm" svg:y1="8.7cm" svg:x2="7.4cm" svg:y2="9.4cm">
          <text:p/>
        </draw:line>
        <draw:custom-shape draw:style-name="gr8" draw:text-style-name="P16" draw:layer="layout" svg:width="0.7cm" svg:height="0.65cm" svg:x="7.5cm" svg:y="7.9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7.5cm" svg:y1="8.6cm" svg:x2="8.2cm" svg:y2="7.9cm">
          <text:p/>
        </draw:line>
        <draw:line draw:style-name="gr4" draw:text-style-name="P8" draw:layer="layout" svg:x1="7.5cm" svg:y1="7.9cm" svg:x2="8.2cm" svg:y2="8.6cm">
          <text:p/>
        </draw:line>
        <draw:custom-shape draw:style-name="gr8" draw:text-style-name="P16" draw:layer="layout" svg:width="0.7cm" svg:height="0.65cm" svg:x="6.7cm" svg:y="7.9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.7cm" svg:y1="8.6cm" svg:x2="7.4cm" svg:y2="7.9cm">
          <text:p/>
        </draw:line>
        <draw:line draw:style-name="gr4" draw:text-style-name="P8" draw:layer="layout" svg:x1="6.7cm" svg:y1="7.9cm" svg:x2="7.4cm" svg:y2="8.6cm">
          <text:p/>
        </draw:line>
        <draw:custom-shape draw:style-name="gr8" draw:text-style-name="P16" draw:layer="layout" svg:width="0.7cm" svg:height="0.65cm" svg:x="8.3cm" svg:y="7.9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8.3cm" svg:y1="8.6cm" svg:x2="9cm" svg:y2="7.9cm">
          <text:p/>
        </draw:line>
        <draw:line draw:style-name="gr4" draw:text-style-name="P8" draw:layer="layout" svg:x1="8.3cm" svg:y1="7.9cm" svg:x2="9cm" svg:y2="8.6cm">
          <text:p/>
        </draw:line>
        <draw:custom-shape draw:style-name="gr8" draw:text-style-name="P16" draw:layer="layout" svg:width="0.7cm" svg:height="0.65cm" svg:x="8.3cm" svg:y="7.1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8.3cm" svg:y1="7.8cm" svg:x2="9cm" svg:y2="7.1cm">
          <text:p/>
        </draw:line>
        <draw:line draw:style-name="gr4" draw:text-style-name="P8" draw:layer="layout" svg:x1="8.3cm" svg:y1="7.1cm" svg:x2="9cm" svg:y2="7.8cm">
          <text:p/>
        </draw:line>
        <draw:custom-shape draw:style-name="gr8" draw:text-style-name="P16" draw:layer="layout" svg:width="0.7cm" svg:height="0.65cm" svg:x="7.5cm" svg:y="7.1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7.5cm" svg:y1="7.8cm" svg:x2="8.2cm" svg:y2="7.1cm">
          <text:p/>
        </draw:line>
        <draw:line draw:style-name="gr4" draw:text-style-name="P8" draw:layer="layout" svg:x1="7.5cm" svg:y1="7.1cm" svg:x2="8.2cm" svg:y2="7.8cm">
          <text:p/>
        </draw:line>
        <draw:custom-shape draw:style-name="gr8" draw:text-style-name="P16" draw:layer="layout" svg:width="0.7cm" svg:height="0.65cm" svg:x="7.5cm" svg:y="8.7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7.5cm" svg:y1="9.4cm" svg:x2="8.2cm" svg:y2="8.7cm">
          <text:p/>
        </draw:line>
        <draw:line draw:style-name="gr4" draw:text-style-name="P8" draw:layer="layout" svg:x1="7.5cm" svg:y1="8.7cm" svg:x2="8.2cm" svg:y2="9.4cm">
          <text:p/>
        </draw:line>
        <draw:custom-shape draw:style-name="gr8" draw:text-style-name="P16" draw:layer="layout" svg:width="0.7cm" svg:height="0.65cm" svg:x="8.3cm" svg:y="8.7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8.3cm" svg:y1="9.4cm" svg:x2="9cm" svg:y2="8.7cm">
          <text:p/>
        </draw:line>
        <draw:line draw:style-name="gr4" draw:text-style-name="P8" draw:layer="layout" svg:x1="8.3cm" svg:y1="8.7cm" svg:x2="9cm" svg:y2="9.4cm">
          <text:p/>
        </draw:line>
        <draw:custom-shape draw:style-name="gr8" draw:text-style-name="P16" draw:layer="layout" svg:width="0.7cm" svg:height="0.65cm" svg:x="6.7cm" svg:y="7.1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.7cm" svg:y1="7.8cm" svg:x2="7.4cm" svg:y2="7.1cm">
          <text:p/>
        </draw:line>
        <draw:line draw:style-name="gr4" draw:text-style-name="P8" draw:layer="layout" svg:x1="6.7cm" svg:y1="7.1cm" svg:x2="7.4cm" svg:y2="7.8cm">
          <text:p/>
        </draw:line>
        <draw:custom-shape draw:style-name="gr8" draw:text-style-name="P16" draw:layer="layout" svg:width="0.7cm" svg:height="0.65cm" svg:x="6.7cm" svg:y="9.5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.7cm" svg:y1="10.2cm" svg:x2="7.4cm" svg:y2="9.5cm">
          <text:p/>
        </draw:line>
        <draw:line draw:style-name="gr4" draw:text-style-name="P8" draw:layer="layout" svg:x1="6.7cm" svg:y1="9.5cm" svg:x2="7.4cm" svg:y2="10.2cm">
          <text:p/>
        </draw:line>
        <draw:custom-shape draw:style-name="gr8" draw:text-style-name="P16" draw:layer="layout" svg:width="0.7cm" svg:height="0.65cm" svg:x="6.7cm" svg:y="10.3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.7cm" svg:y1="11cm" svg:x2="7.4cm" svg:y2="10.3cm">
          <text:p/>
        </draw:line>
        <draw:line draw:style-name="gr4" draw:text-style-name="P8" draw:layer="layout" svg:x1="6.7cm" svg:y1="10.3cm" svg:x2="7.4cm" svg:y2="11cm">
          <text:p/>
        </draw:line>
        <draw:custom-shape draw:style-name="gr1" draw:text-style-name="P1" draw:layer="layout" svg:width="3.6cm" svg:height="6.4cm" svg:x="10.1cm" svg:y="5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7cm" svg:height="0.65cm" svg:x="10.4cm" svg:y="7.1cm">
          <text:p text:style-name="P15"><text:span text:style-name="T4">Black </text:span></text:p>
          <text:p text:style-name="P15"><text:span text:style-name="T4">Te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cm" svg:height="0.7cm" svg:x="10.4cm" svg:y="6.2cm">
          <text:p text:style-name="P2"><text:span text:style-name="T2">Biscuits &amp; Te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4cm" svg:y1="7.8cm" svg:x2="11.1cm" svg:y2="7.1cm">
          <text:p/>
        </draw:line>
        <draw:line draw:style-name="gr4" draw:text-style-name="P8" draw:layer="layout" svg:x1="10.4cm" svg:y1="7.1cm" svg:x2="11.1cm" svg:y2="7.8cm">
          <text:p/>
        </draw:line>
        <draw:custom-shape draw:style-name="gr8" draw:text-style-name="P5" draw:layer="layout" svg:width="0.7cm" svg:height="0.65cm" svg:x="10.4cm" svg:y="7.9cm">
          <text:p text:style-name="P17"><text:span text:style-name="T5">Herbal </text:span></text:p>
          <text:p text:style-name="P17"><text:span text:style-name="T5">Te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4cm" svg:y1="8.6cm" svg:x2="11.1cm" svg:y2="7.9cm">
          <text:p/>
        </draw:line>
        <draw:line draw:style-name="gr4" draw:text-style-name="P8" draw:layer="layout" svg:x1="10.4cm" svg:y1="7.9cm" svg:x2="11.1cm" svg:y2="8.6cm">
          <text:p/>
        </draw:line>
        <draw:custom-shape draw:style-name="gr8" draw:text-style-name="P16" draw:layer="layout" svg:width="0.7cm" svg:height="0.65cm" svg:x="10.4cm" svg:y="8.7cm">
          <text:p text:style-name="P18"><text:span text:style-name="T5">Green </text:span></text:p>
          <text:p text:style-name="P18"><text:span text:style-name="T5">Te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4cm" svg:y1="9.4cm" svg:x2="11.1cm" svg:y2="8.7cm">
          <text:p/>
        </draw:line>
        <draw:line draw:style-name="gr4" draw:text-style-name="P8" draw:layer="layout" svg:x1="10.4cm" svg:y1="8.7cm" svg:x2="11.1cm" svg:y2="9.4cm">
          <text:p/>
        </draw:line>
        <draw:custom-shape draw:style-name="gr8" draw:text-style-name="P5" draw:layer="layout" svg:width="0.7cm" svg:height="0.65cm" svg:x="10.4cm" svg:y="10.3cm">
          <text:p text:style-name="P17"><text:span text:style-name="T6">Non – </text:span></text:p>
          <text:p text:style-name="P17"><text:span text:style-name="T6">Chocolate </text:span></text:p>
          <text:p text:style-name="P17"><text:span text:style-name="T6">Biscuits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4cm" svg:y1="11cm" svg:x2="11.1cm" svg:y2="10.3cm">
          <text:p/>
        </draw:line>
        <draw:line draw:style-name="gr4" draw:text-style-name="P8" draw:layer="layout" svg:x1="10.4cm" svg:y1="10.3cm" svg:x2="11.1cm" svg:y2="11cm">
          <text:p/>
        </draw:line>
        <draw:custom-shape draw:style-name="gr8" draw:text-style-name="P5" draw:layer="layout" svg:width="0.7cm" svg:height="0.65cm" svg:x="10.4cm" svg:y="9.5cm">
          <text:p text:style-name="P17"><text:span text:style-name="T6">Chocolate </text:span></text:p>
          <text:p text:style-name="P17"><text:span text:style-name="T6">Biscuits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4cm" svg:y1="10.2cm" svg:x2="11.1cm" svg:y2="9.5cm">
          <text:p/>
        </draw:line>
        <draw:line draw:style-name="gr4" draw:text-style-name="P8" draw:layer="layout" svg:x1="10.4cm" svg:y1="9.5cm" svg:x2="11.1cm" svg:y2="10.2cm">
          <text:p/>
        </draw:line>
        <draw:custom-shape draw:style-name="gr8" draw:text-style-name="P16" draw:layer="layout" svg:width="0.7cm" svg:height="0.65cm" svg:x="12.8cm" svg:y="9.5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.8cm" svg:y1="10.2cm" svg:x2="13.5cm" svg:y2="9.5cm">
          <text:p/>
        </draw:line>
        <draw:line draw:style-name="gr4" draw:text-style-name="P8" draw:layer="layout" svg:x1="12.8cm" svg:y1="9.5cm" svg:x2="13.5cm" svg:y2="10.2cm">
          <text:p/>
        </draw:line>
        <draw:custom-shape draw:style-name="gr8" draw:text-style-name="P16" draw:layer="layout" svg:width="0.7cm" svg:height="0.65cm" svg:x="12cm" svg:y="9.5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cm" svg:y1="10.2cm" svg:x2="12.7cm" svg:y2="9.5cm">
          <text:p/>
        </draw:line>
        <draw:line draw:style-name="gr4" draw:text-style-name="P8" draw:layer="layout" svg:x1="12cm" svg:y1="9.5cm" svg:x2="12.7cm" svg:y2="10.2cm">
          <text:p/>
        </draw:line>
        <draw:custom-shape draw:style-name="gr8" draw:text-style-name="P16" draw:layer="layout" svg:width="0.7cm" svg:height="0.65cm" svg:x="12.8cm" svg:y="9.5cm">
          <text:p text:style-name="P18"><text:span text:style-name="T5">Produ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8" draw:layer="layout" svg:x1="12.8cm" svg:y1="10.2cm" svg:x2="13.5cm" svg:y2="9.5cm">
          <text:p/>
        </draw:line>
        <draw:line draw:style-name="gr4" draw:text-style-name="P8" draw:layer="layout" svg:x1="12.8cm" svg:y1="9.5cm" svg:x2="13.5cm" svg:y2="10.2cm">
          <text:p/>
        </draw:line>
        <draw:custom-shape draw:style-name="gr8" draw:text-style-name="P16" draw:layer="layout" svg:width="0.7cm" svg:height="0.65cm" svg:x="11.2cm" svg:y="8.7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1.2cm" svg:y1="9.4cm" svg:x2="11.9cm" svg:y2="8.7cm">
          <text:p/>
        </draw:line>
        <draw:line draw:style-name="gr4" draw:text-style-name="P8" draw:layer="layout" svg:x1="11.2cm" svg:y1="8.7cm" svg:x2="11.9cm" svg:y2="9.4cm">
          <text:p/>
        </draw:line>
        <draw:custom-shape draw:style-name="gr8" draw:text-style-name="P16" draw:layer="layout" svg:width="0.7cm" svg:height="0.65cm" svg:x="12cm" svg:y="7.9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cm" svg:y1="8.6cm" svg:x2="12.7cm" svg:y2="7.9cm">
          <text:p/>
        </draw:line>
        <draw:line draw:style-name="gr4" draw:text-style-name="P8" draw:layer="layout" svg:x1="12cm" svg:y1="7.9cm" svg:x2="12.7cm" svg:y2="8.6cm">
          <text:p/>
        </draw:line>
        <draw:custom-shape draw:style-name="gr8" draw:text-style-name="P16" draw:layer="layout" svg:width="0.7cm" svg:height="0.65cm" svg:x="11.2cm" svg:y="7.9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1.2cm" svg:y1="8.6cm" svg:x2="11.9cm" svg:y2="7.9cm">
          <text:p/>
        </draw:line>
        <draw:line draw:style-name="gr4" draw:text-style-name="P8" draw:layer="layout" svg:x1="11.2cm" svg:y1="7.9cm" svg:x2="11.9cm" svg:y2="8.6cm">
          <text:p/>
        </draw:line>
        <draw:custom-shape draw:style-name="gr8" draw:text-style-name="P16" draw:layer="layout" svg:width="0.7cm" svg:height="0.65cm" svg:x="12.8cm" svg:y="7.9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.8cm" svg:y1="8.6cm" svg:x2="13.5cm" svg:y2="7.9cm">
          <text:p/>
        </draw:line>
        <draw:line draw:style-name="gr4" draw:text-style-name="P8" draw:layer="layout" svg:x1="12.8cm" svg:y1="7.9cm" svg:x2="13.5cm" svg:y2="8.6cm">
          <text:p/>
        </draw:line>
        <draw:custom-shape draw:style-name="gr8" draw:text-style-name="P16" draw:layer="layout" svg:width="0.7cm" svg:height="0.65cm" svg:x="12.8cm" svg:y="7.1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.8cm" svg:y1="7.8cm" svg:x2="13.5cm" svg:y2="7.1cm">
          <text:p/>
        </draw:line>
        <draw:line draw:style-name="gr4" draw:text-style-name="P8" draw:layer="layout" svg:x1="12.8cm" svg:y1="7.1cm" svg:x2="13.5cm" svg:y2="7.8cm">
          <text:p/>
        </draw:line>
        <draw:custom-shape draw:style-name="gr8" draw:text-style-name="P16" draw:layer="layout" svg:width="0.7cm" svg:height="0.65cm" svg:x="12cm" svg:y="7.1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cm" svg:y1="7.8cm" svg:x2="12.7cm" svg:y2="7.1cm">
          <text:p/>
        </draw:line>
        <draw:line draw:style-name="gr4" draw:text-style-name="P8" draw:layer="layout" svg:x1="12cm" svg:y1="7.1cm" svg:x2="12.7cm" svg:y2="7.8cm">
          <text:p/>
        </draw:line>
        <draw:custom-shape draw:style-name="gr8" draw:text-style-name="P16" draw:layer="layout" svg:width="0.7cm" svg:height="0.65cm" svg:x="12cm" svg:y="8.7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cm" svg:y1="9.4cm" svg:x2="12.7cm" svg:y2="8.7cm">
          <text:p/>
        </draw:line>
        <draw:line draw:style-name="gr4" draw:text-style-name="P8" draw:layer="layout" svg:x1="12cm" svg:y1="8.7cm" svg:x2="12.7cm" svg:y2="9.4cm">
          <text:p/>
        </draw:line>
        <draw:custom-shape draw:style-name="gr8" draw:text-style-name="P16" draw:layer="layout" svg:width="0.7cm" svg:height="0.65cm" svg:x="12.8cm" svg:y="8.7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.8cm" svg:y1="9.4cm" svg:x2="13.5cm" svg:y2="8.7cm">
          <text:p/>
        </draw:line>
        <draw:line draw:style-name="gr4" draw:text-style-name="P8" draw:layer="layout" svg:x1="12.8cm" svg:y1="8.7cm" svg:x2="13.5cm" svg:y2="9.4cm">
          <text:p/>
        </draw:line>
        <draw:custom-shape draw:style-name="gr8" draw:text-style-name="P16" draw:layer="layout" svg:width="0.7cm" svg:height="0.65cm" svg:x="11.2cm" svg:y="7.1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1.2cm" svg:y1="7.8cm" svg:x2="11.9cm" svg:y2="7.1cm">
          <text:p/>
        </draw:line>
        <draw:line draw:style-name="gr4" draw:text-style-name="P8" draw:layer="layout" svg:x1="11.2cm" svg:y1="7.1cm" svg:x2="11.9cm" svg:y2="7.8cm">
          <text:p/>
        </draw:line>
        <draw:custom-shape draw:style-name="gr8" draw:text-style-name="P16" draw:layer="layout" svg:width="0.7cm" svg:height="0.65cm" svg:x="11.2cm" svg:y="9.5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1.2cm" svg:y1="10.2cm" svg:x2="11.9cm" svg:y2="9.5cm">
          <text:p/>
        </draw:line>
        <draw:line draw:style-name="gr4" draw:text-style-name="P8" draw:layer="layout" svg:x1="11.2cm" svg:y1="9.5cm" svg:x2="11.9cm" svg:y2="10.2cm">
          <text:p/>
        </draw:line>
        <draw:custom-shape draw:style-name="gr8" draw:text-style-name="P16" draw:layer="layout" svg:width="0.7cm" svg:height="0.65cm" svg:x="11.2cm" svg:y="10.3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1.2cm" svg:y1="11cm" svg:x2="11.9cm" svg:y2="10.3cm">
          <text:p/>
        </draw:line>
        <draw:line draw:style-name="gr4" draw:text-style-name="P8" draw:layer="layout" svg:x1="11.2cm" svg:y1="10.3cm" svg:x2="11.9cm" svg:y2="11cm">
          <text:p/>
        </draw:line>
        <draw:custom-shape draw:style-name="gr9" draw:text-style-name="P20" draw:layer="layout" svg:width="3.4cm" svg:height="3.6cm" svg:x="10.2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1.3cm" svg:x="10.3cm" svg:y="7.4cm">
          <text:p text:style-name="P6">Product </text:p>
          <text:p text:style-name="P6">Photo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3cm" svg:y1="8.7cm" svg:x2="11.7cm" svg:y2="7.4cm">
          <text:p/>
        </draw:line>
        <draw:line draw:style-name="gr4" draw:text-style-name="P8" draw:layer="layout" svg:x1="10.3cm" svg:y1="7.4cm" svg:x2="11.7cm" svg:y2="8.7cm">
          <text:p/>
        </draw:line>
        <draw:frame draw:style-name="gr10" draw:text-style-name="P21" draw:layer="layout" svg:width="0.502cm" svg:height="0.962cm" svg:x="11.2cm" svg:y="-0.8cm">
          <draw:text-box>
            <text:p/>
          </draw:text-box>
        </draw:frame>
        <draw:frame draw:style-name="gr11" draw:text-style-name="P10" draw:layer="layout" svg:width="3.2cm" svg:height="1.1cm" svg:x="10.3cm" svg:y="8.9cm">
          <draw:text-box>
            <text:p text:style-name="P9"><text:span text:style-name="T2">Product description and ingredients etc</text:span></text:p>
          </draw:text-box>
        </draw:frame>
        <draw:custom-shape draw:style-name="gr12" draw:text-style-name="P22" draw:layer="layout" svg:width="1.4cm" svg:height="1.3cm" svg:x="12cm" svg:y="7.4cm">
          <text:p text:style-name="P17"><text:span text:style-name="T7">Add to </text:span></text:p>
          <text:p text:style-name="P17"><text:span text:style-name="T7">or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1.4cm" svg:height="0.6cm" svg:x="10.3cm" svg:y="9.9cm">
          <text:p text:style-name="P17"><text:span text:style-name="T7">Bac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6.4cm" svg:x="14.6cm" svg:y="5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7cm" svg:height="0.65cm" svg:x="14.9cm" svg:y="7.1cm">
          <text:p text:style-name="P15"><text:span text:style-name="T4">Black </text:span></text:p>
          <text:p text:style-name="P15"><text:span text:style-name="T4">Te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cm" svg:height="0.7cm" svg:x="14.9cm" svg:y="6.2cm">
          <text:p text:style-name="P2"><text:span text:style-name="T2">Biscuits &amp; Te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4.9cm" svg:y1="7.8cm" svg:x2="15.6cm" svg:y2="7.1cm">
          <text:p/>
        </draw:line>
        <draw:line draw:style-name="gr4" draw:text-style-name="P8" draw:layer="layout" svg:x1="14.9cm" svg:y1="7.1cm" svg:x2="15.6cm" svg:y2="7.8cm">
          <text:p/>
        </draw:line>
        <draw:custom-shape draw:style-name="gr8" draw:text-style-name="P5" draw:layer="layout" svg:width="0.7cm" svg:height="0.65cm" svg:x="14.9cm" svg:y="7.9cm">
          <text:p text:style-name="P17"><text:span text:style-name="T5">Herbal </text:span></text:p>
          <text:p text:style-name="P17"><text:span text:style-name="T5">Te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4.9cm" svg:y1="8.6cm" svg:x2="15.6cm" svg:y2="7.9cm">
          <text:p/>
        </draw:line>
        <draw:line draw:style-name="gr4" draw:text-style-name="P8" draw:layer="layout" svg:x1="14.9cm" svg:y1="7.9cm" svg:x2="15.6cm" svg:y2="8.6cm">
          <text:p/>
        </draw:line>
        <draw:custom-shape draw:style-name="gr8" draw:text-style-name="P16" draw:layer="layout" svg:width="0.7cm" svg:height="0.65cm" svg:x="14.9cm" svg:y="8.7cm">
          <text:p text:style-name="P18"><text:span text:style-name="T5">Green </text:span></text:p>
          <text:p text:style-name="P18"><text:span text:style-name="T5">Te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4.9cm" svg:y1="9.4cm" svg:x2="15.6cm" svg:y2="8.7cm">
          <text:p/>
        </draw:line>
        <draw:line draw:style-name="gr4" draw:text-style-name="P8" draw:layer="layout" svg:x1="14.9cm" svg:y1="8.7cm" svg:x2="15.6cm" svg:y2="9.4cm">
          <text:p/>
        </draw:line>
        <draw:custom-shape draw:style-name="gr8" draw:text-style-name="P5" draw:layer="layout" svg:width="0.7cm" svg:height="0.65cm" svg:x="14.9cm" svg:y="10.3cm">
          <text:p text:style-name="P17"><text:span text:style-name="T6">Non – </text:span></text:p>
          <text:p text:style-name="P17"><text:span text:style-name="T6">Chocolate </text:span></text:p>
          <text:p text:style-name="P17"><text:span text:style-name="T6">Biscuits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4.9cm" svg:y1="11cm" svg:x2="15.6cm" svg:y2="10.3cm">
          <text:p/>
        </draw:line>
        <draw:line draw:style-name="gr4" draw:text-style-name="P8" draw:layer="layout" svg:x1="14.9cm" svg:y1="10.3cm" svg:x2="15.6cm" svg:y2="11cm">
          <text:p/>
        </draw:line>
        <draw:custom-shape draw:style-name="gr8" draw:text-style-name="P5" draw:layer="layout" svg:width="0.7cm" svg:height="0.65cm" svg:x="14.9cm" svg:y="9.5cm">
          <text:p text:style-name="P17"><text:span text:style-name="T6">Chocolate </text:span></text:p>
          <text:p text:style-name="P17"><text:span text:style-name="T6">Biscuits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4.9cm" svg:y1="10.2cm" svg:x2="15.6cm" svg:y2="9.5cm">
          <text:p/>
        </draw:line>
        <draw:line draw:style-name="gr4" draw:text-style-name="P8" draw:layer="layout" svg:x1="14.9cm" svg:y1="9.5cm" svg:x2="15.6cm" svg:y2="10.2cm">
          <text:p/>
        </draw:line>
        <draw:custom-shape draw:style-name="gr8" draw:text-style-name="P16" draw:layer="layout" svg:width="0.7cm" svg:height="0.65cm" svg:x="17.3cm" svg:y="9.5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7.3cm" svg:y1="10.2cm" svg:x2="18cm" svg:y2="9.5cm">
          <text:p/>
        </draw:line>
        <draw:line draw:style-name="gr4" draw:text-style-name="P8" draw:layer="layout" svg:x1="17.3cm" svg:y1="9.5cm" svg:x2="18cm" svg:y2="10.2cm">
          <text:p/>
        </draw:line>
        <draw:custom-shape draw:style-name="gr8" draw:text-style-name="P16" draw:layer="layout" svg:width="0.7cm" svg:height="0.65cm" svg:x="16.5cm" svg:y="9.5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6.5cm" svg:y1="10.2cm" svg:x2="17.2cm" svg:y2="9.5cm">
          <text:p/>
        </draw:line>
        <draw:line draw:style-name="gr4" draw:text-style-name="P8" draw:layer="layout" svg:x1="16.5cm" svg:y1="9.5cm" svg:x2="17.2cm" svg:y2="10.2cm">
          <text:p/>
        </draw:line>
        <draw:custom-shape draw:style-name="gr8" draw:text-style-name="P16" draw:layer="layout" svg:width="0.7cm" svg:height="0.65cm" svg:x="17.3cm" svg:y="9.5cm">
          <text:p text:style-name="P18"><text:span text:style-name="T5">Produ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8" draw:layer="layout" svg:x1="17.3cm" svg:y1="10.2cm" svg:x2="18cm" svg:y2="9.5cm">
          <text:p/>
        </draw:line>
        <draw:line draw:style-name="gr4" draw:text-style-name="P8" draw:layer="layout" svg:x1="17.3cm" svg:y1="9.5cm" svg:x2="18cm" svg:y2="10.2cm">
          <text:p/>
        </draw:line>
        <draw:custom-shape draw:style-name="gr8" draw:text-style-name="P16" draw:layer="layout" svg:width="0.7cm" svg:height="0.65cm" svg:x="15.7cm" svg:y="8.7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5.7cm" svg:y1="9.4cm" svg:x2="16.4cm" svg:y2="8.7cm">
          <text:p/>
        </draw:line>
        <draw:line draw:style-name="gr4" draw:text-style-name="P8" draw:layer="layout" svg:x1="15.7cm" svg:y1="8.7cm" svg:x2="16.4cm" svg:y2="9.4cm">
          <text:p/>
        </draw:line>
        <draw:custom-shape draw:style-name="gr8" draw:text-style-name="P16" draw:layer="layout" svg:width="0.7cm" svg:height="0.65cm" svg:x="16.5cm" svg:y="7.9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6.5cm" svg:y1="8.6cm" svg:x2="17.2cm" svg:y2="7.9cm">
          <text:p/>
        </draw:line>
        <draw:line draw:style-name="gr4" draw:text-style-name="P8" draw:layer="layout" svg:x1="16.5cm" svg:y1="7.9cm" svg:x2="17.2cm" svg:y2="8.6cm">
          <text:p/>
        </draw:line>
        <draw:custom-shape draw:style-name="gr8" draw:text-style-name="P16" draw:layer="layout" svg:width="0.7cm" svg:height="0.65cm" svg:x="15.7cm" svg:y="7.9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5.7cm" svg:y1="8.6cm" svg:x2="16.4cm" svg:y2="7.9cm">
          <text:p/>
        </draw:line>
        <draw:line draw:style-name="gr4" draw:text-style-name="P8" draw:layer="layout" svg:x1="15.7cm" svg:y1="7.9cm" svg:x2="16.4cm" svg:y2="8.6cm">
          <text:p/>
        </draw:line>
        <draw:custom-shape draw:style-name="gr8" draw:text-style-name="P16" draw:layer="layout" svg:width="0.7cm" svg:height="0.65cm" svg:x="17.3cm" svg:y="7.9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7.3cm" svg:y1="8.6cm" svg:x2="18cm" svg:y2="7.9cm">
          <text:p/>
        </draw:line>
        <draw:line draw:style-name="gr4" draw:text-style-name="P8" draw:layer="layout" svg:x1="17.3cm" svg:y1="7.9cm" svg:x2="18cm" svg:y2="8.6cm">
          <text:p/>
        </draw:line>
        <draw:custom-shape draw:style-name="gr8" draw:text-style-name="P16" draw:layer="layout" svg:width="0.7cm" svg:height="0.65cm" svg:x="17.3cm" svg:y="7.1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7.3cm" svg:y1="7.8cm" svg:x2="18cm" svg:y2="7.1cm">
          <text:p/>
        </draw:line>
        <draw:line draw:style-name="gr4" draw:text-style-name="P8" draw:layer="layout" svg:x1="17.3cm" svg:y1="7.1cm" svg:x2="18cm" svg:y2="7.8cm">
          <text:p/>
        </draw:line>
        <draw:custom-shape draw:style-name="gr8" draw:text-style-name="P16" draw:layer="layout" svg:width="0.7cm" svg:height="0.65cm" svg:x="16.5cm" svg:y="7.1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6.5cm" svg:y1="7.8cm" svg:x2="17.2cm" svg:y2="7.1cm">
          <text:p/>
        </draw:line>
        <draw:line draw:style-name="gr4" draw:text-style-name="P8" draw:layer="layout" svg:x1="16.5cm" svg:y1="7.1cm" svg:x2="17.2cm" svg:y2="7.8cm">
          <text:p/>
        </draw:line>
        <draw:custom-shape draw:style-name="gr8" draw:text-style-name="P16" draw:layer="layout" svg:width="0.7cm" svg:height="0.65cm" svg:x="16.5cm" svg:y="8.7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6.5cm" svg:y1="9.4cm" svg:x2="17.2cm" svg:y2="8.7cm">
          <text:p/>
        </draw:line>
        <draw:line draw:style-name="gr4" draw:text-style-name="P8" draw:layer="layout" svg:x1="16.5cm" svg:y1="8.7cm" svg:x2="17.2cm" svg:y2="9.4cm">
          <text:p/>
        </draw:line>
        <draw:custom-shape draw:style-name="gr8" draw:text-style-name="P16" draw:layer="layout" svg:width="0.7cm" svg:height="0.65cm" svg:x="17.3cm" svg:y="8.7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7.3cm" svg:y1="9.4cm" svg:x2="18cm" svg:y2="8.7cm">
          <text:p/>
        </draw:line>
        <draw:line draw:style-name="gr4" draw:text-style-name="P8" draw:layer="layout" svg:x1="17.3cm" svg:y1="8.7cm" svg:x2="18cm" svg:y2="9.4cm">
          <text:p/>
        </draw:line>
        <draw:custom-shape draw:style-name="gr8" draw:text-style-name="P16" draw:layer="layout" svg:width="0.7cm" svg:height="0.65cm" svg:x="15.7cm" svg:y="7.1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5.7cm" svg:y1="7.8cm" svg:x2="16.4cm" svg:y2="7.1cm">
          <text:p/>
        </draw:line>
        <draw:line draw:style-name="gr4" draw:text-style-name="P8" draw:layer="layout" svg:x1="15.7cm" svg:y1="7.1cm" svg:x2="16.4cm" svg:y2="7.8cm">
          <text:p/>
        </draw:line>
        <draw:custom-shape draw:style-name="gr8" draw:text-style-name="P16" draw:layer="layout" svg:width="0.7cm" svg:height="0.65cm" svg:x="15.7cm" svg:y="9.5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5.7cm" svg:y1="10.2cm" svg:x2="16.4cm" svg:y2="9.5cm">
          <text:p/>
        </draw:line>
        <draw:line draw:style-name="gr4" draw:text-style-name="P8" draw:layer="layout" svg:x1="15.7cm" svg:y1="9.5cm" svg:x2="16.4cm" svg:y2="10.2cm">
          <text:p/>
        </draw:line>
        <draw:custom-shape draw:style-name="gr8" draw:text-style-name="P16" draw:layer="layout" svg:width="0.7cm" svg:height="0.65cm" svg:x="15.7cm" svg:y="10.3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5.7cm" svg:y1="11cm" svg:x2="16.4cm" svg:y2="10.3cm">
          <text:p/>
        </draw:line>
        <draw:line draw:style-name="gr4" draw:text-style-name="P8" draw:layer="layout" svg:x1="15.7cm" svg:y1="10.3cm" svg:x2="16.4cm" svg:y2="11cm">
          <text:p/>
        </draw:line>
        <draw:custom-shape draw:style-name="gr14" draw:text-style-name="P22" draw:layer="layout" svg:width="1.5cm" svg:height="0.7cm" svg:x="16.5cm" svg:y="10.3cm">
          <text:p text:style-name="P17"><text:span text:style-name="T7">Baske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6.4cm" svg:x="1.2cm" svg:y="1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cm" svg:height="0.7cm" svg:x="1.5cm" svg:y="16.2cm">
          <text:p text:style-name="P2"><text:span text:style-name="T2">Biscuits &amp; Tea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cm" svg:height="4.3cm" svg:x="1.5cm" svg:y="17.1cm">
          <text:p/>
          <draw:enhanced-geometry svg:viewBox="0 0 21600 21600" draw:type="rectangle" draw:enhanced-path="M 0 0 L 21600 0 21600 21600 0 21600 0 0 Z N"/>
        </draw:custom-shape>
        <draw:frame draw:style-name="gr16" draw:text-style-name="P25" draw:layer="layout" svg:width="2.8cm" svg:height="0.645cm" svg:x="1.6cm" svg:y="17.2cm">
          <draw:text-box>
            <text:p text:style-name="P24"><text:span text:style-name="T8">Your Order</text:span></text:p>
          </draw:text-box>
        </draw:frame>
        <draw:custom-shape draw:style-name="gr17" draw:text-style-name="P27" draw:layer="layout" svg:width="2.8cm" svg:height="0.6cm" svg:x="1.6cm" svg:y="19cm">
          <text:p text:style-name="P26"><text:span text:style-name="T2">Product Qty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3cm" svg:height="0.5cm" svg:x="3.4cm" svg:y="19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0.3cm" svg:height="0.5cm" svg:x="3.8cm" svg:y="19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0.3cm" svg:height="0.5cm" svg:x="4.1cm" svg:y="19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cm" svg:height="0.6cm" svg:x="1.6cm" svg:y="20cm">
          <text:p text:style-name="P30"><text:span text:style-name="T1">Confirm Or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8cm" svg:height="0.6cm" svg:x="1.6cm" svg:y="18.4cm">
          <text:p text:style-name="P26"><text:span text:style-name="T2">Product Qty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3cm" svg:height="0.5cm" svg:x="3.4cm" svg:y="18.4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0.3cm" svg:height="0.5cm" svg:x="3.8cm" svg:y="18.4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0.3cm" svg:height="0.5cm" svg:x="4.1cm" svg:y="18.4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8cm" svg:height="0.6cm" svg:x="1.6cm" svg:y="17.8cm">
          <text:p text:style-name="P26"><text:span text:style-name="T2">Product Qty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3cm" svg:height="0.5cm" svg:x="3.4cm" svg:y="17.8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0.3cm" svg:height="0.5cm" svg:x="3.8cm" svg:y="17.8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0.3cm" svg:height="0.5cm" svg:x="4.1cm" svg:y="17.8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cm" svg:height="0.6cm" svg:x="1.6cm" svg:y="20.6cm">
          <text:p text:style-name="P30"><text:span text:style-name="T1">Continue Shopp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6.4cm" svg:x="5.7cm" svg:y="15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7cm" svg:height="0.65cm" svg:x="6cm" svg:y="17.1cm">
          <text:p text:style-name="P15"><text:span text:style-name="T4">Black </text:span></text:p>
          <text:p text:style-name="P15"><text:span text:style-name="T4">Te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cm" svg:height="0.7cm" svg:x="6cm" svg:y="16.2cm">
          <text:p text:style-name="P2"><text:span text:style-name="T2">Biscuits &amp; Te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cm" svg:y1="17.8cm" svg:x2="6.7cm" svg:y2="17.1cm">
          <text:p/>
        </draw:line>
        <draw:line draw:style-name="gr4" draw:text-style-name="P8" draw:layer="layout" svg:x1="6cm" svg:y1="17.1cm" svg:x2="6.7cm" svg:y2="17.8cm">
          <text:p/>
        </draw:line>
        <draw:custom-shape draw:style-name="gr8" draw:text-style-name="P5" draw:layer="layout" svg:width="0.7cm" svg:height="0.65cm" svg:x="6cm" svg:y="17.9cm">
          <text:p text:style-name="P17"><text:span text:style-name="T5">Herbal </text:span></text:p>
          <text:p text:style-name="P17"><text:span text:style-name="T5">Te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cm" svg:y1="18.6cm" svg:x2="6.7cm" svg:y2="17.9cm">
          <text:p/>
        </draw:line>
        <draw:line draw:style-name="gr4" draw:text-style-name="P8" draw:layer="layout" svg:x1="6cm" svg:y1="17.9cm" svg:x2="6.7cm" svg:y2="18.6cm">
          <text:p/>
        </draw:line>
        <draw:custom-shape draw:style-name="gr8" draw:text-style-name="P16" draw:layer="layout" svg:width="0.7cm" svg:height="0.65cm" svg:x="6cm" svg:y="18.7cm">
          <text:p text:style-name="P18"><text:span text:style-name="T5">Green </text:span></text:p>
          <text:p text:style-name="P18"><text:span text:style-name="T5">Te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cm" svg:y1="19.4cm" svg:x2="6.7cm" svg:y2="18.7cm">
          <text:p/>
        </draw:line>
        <draw:line draw:style-name="gr4" draw:text-style-name="P8" draw:layer="layout" svg:x1="6cm" svg:y1="18.7cm" svg:x2="6.7cm" svg:y2="19.4cm">
          <text:p/>
        </draw:line>
        <draw:custom-shape draw:style-name="gr8" draw:text-style-name="P5" draw:layer="layout" svg:width="0.7cm" svg:height="0.65cm" svg:x="6cm" svg:y="20.3cm">
          <text:p text:style-name="P17"><text:span text:style-name="T6">Non – </text:span></text:p>
          <text:p text:style-name="P17"><text:span text:style-name="T6">Chocolate </text:span></text:p>
          <text:p text:style-name="P17"><text:span text:style-name="T6">Biscuits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cm" svg:y1="21cm" svg:x2="6.7cm" svg:y2="20.3cm">
          <text:p/>
        </draw:line>
        <draw:line draw:style-name="gr4" draw:text-style-name="P8" draw:layer="layout" svg:x1="6cm" svg:y1="20.3cm" svg:x2="6.7cm" svg:y2="21cm">
          <text:p/>
        </draw:line>
        <draw:custom-shape draw:style-name="gr8" draw:text-style-name="P5" draw:layer="layout" svg:width="0.7cm" svg:height="0.65cm" svg:x="6cm" svg:y="19.5cm">
          <text:p text:style-name="P17"><text:span text:style-name="T6">Chocolate </text:span></text:p>
          <text:p text:style-name="P17"><text:span text:style-name="T6">Biscuits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cm" svg:y1="20.2cm" svg:x2="6.7cm" svg:y2="19.5cm">
          <text:p/>
        </draw:line>
        <draw:line draw:style-name="gr4" draw:text-style-name="P8" draw:layer="layout" svg:x1="6cm" svg:y1="19.5cm" svg:x2="6.7cm" svg:y2="20.2cm">
          <text:p/>
        </draw:line>
        <draw:custom-shape draw:style-name="gr8" draw:text-style-name="P16" draw:layer="layout" svg:width="0.7cm" svg:height="0.65cm" svg:x="8.4cm" svg:y="19.5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8.4cm" svg:y1="20.2cm" svg:x2="9.1cm" svg:y2="19.5cm">
          <text:p/>
        </draw:line>
        <draw:line draw:style-name="gr4" draw:text-style-name="P8" draw:layer="layout" svg:x1="8.4cm" svg:y1="19.5cm" svg:x2="9.1cm" svg:y2="20.2cm">
          <text:p/>
        </draw:line>
        <draw:custom-shape draw:style-name="gr8" draw:text-style-name="P16" draw:layer="layout" svg:width="0.7cm" svg:height="0.65cm" svg:x="7.6cm" svg:y="19.5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7.6cm" svg:y1="20.2cm" svg:x2="8.3cm" svg:y2="19.5cm">
          <text:p/>
        </draw:line>
        <draw:line draw:style-name="gr4" draw:text-style-name="P8" draw:layer="layout" svg:x1="7.6cm" svg:y1="19.5cm" svg:x2="8.3cm" svg:y2="20.2cm">
          <text:p/>
        </draw:line>
        <draw:custom-shape draw:style-name="gr8" draw:text-style-name="P16" draw:layer="layout" svg:width="0.7cm" svg:height="0.65cm" svg:x="8.4cm" svg:y="19.5cm">
          <text:p text:style-name="P18"><text:span text:style-name="T5">Produ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8" draw:layer="layout" svg:x1="8.4cm" svg:y1="20.2cm" svg:x2="9.1cm" svg:y2="19.5cm">
          <text:p/>
        </draw:line>
        <draw:line draw:style-name="gr4" draw:text-style-name="P8" draw:layer="layout" svg:x1="8.4cm" svg:y1="19.5cm" svg:x2="9.1cm" svg:y2="20.2cm">
          <text:p/>
        </draw:line>
        <draw:custom-shape draw:style-name="gr8" draw:text-style-name="P16" draw:layer="layout" svg:width="0.7cm" svg:height="0.65cm" svg:x="6.8cm" svg:y="18.7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.8cm" svg:y1="19.4cm" svg:x2="7.5cm" svg:y2="18.7cm">
          <text:p/>
        </draw:line>
        <draw:line draw:style-name="gr4" draw:text-style-name="P8" draw:layer="layout" svg:x1="6.8cm" svg:y1="18.7cm" svg:x2="7.5cm" svg:y2="19.4cm">
          <text:p/>
        </draw:line>
        <draw:custom-shape draw:style-name="gr8" draw:text-style-name="P16" draw:layer="layout" svg:width="0.7cm" svg:height="0.65cm" svg:x="7.6cm" svg:y="17.9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7.6cm" svg:y1="18.6cm" svg:x2="8.3cm" svg:y2="17.9cm">
          <text:p/>
        </draw:line>
        <draw:line draw:style-name="gr4" draw:text-style-name="P8" draw:layer="layout" svg:x1="7.6cm" svg:y1="17.9cm" svg:x2="8.3cm" svg:y2="18.6cm">
          <text:p/>
        </draw:line>
        <draw:custom-shape draw:style-name="gr8" draw:text-style-name="P16" draw:layer="layout" svg:width="0.7cm" svg:height="0.65cm" svg:x="6.8cm" svg:y="17.9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.8cm" svg:y1="18.6cm" svg:x2="7.5cm" svg:y2="17.9cm">
          <text:p/>
        </draw:line>
        <draw:line draw:style-name="gr4" draw:text-style-name="P8" draw:layer="layout" svg:x1="6.8cm" svg:y1="17.9cm" svg:x2="7.5cm" svg:y2="18.6cm">
          <text:p/>
        </draw:line>
        <draw:custom-shape draw:style-name="gr8" draw:text-style-name="P16" draw:layer="layout" svg:width="0.7cm" svg:height="0.65cm" svg:x="8.4cm" svg:y="17.9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8.4cm" svg:y1="18.6cm" svg:x2="9.1cm" svg:y2="17.9cm">
          <text:p/>
        </draw:line>
        <draw:line draw:style-name="gr4" draw:text-style-name="P8" draw:layer="layout" svg:x1="8.4cm" svg:y1="17.9cm" svg:x2="9.1cm" svg:y2="18.6cm">
          <text:p/>
        </draw:line>
        <draw:custom-shape draw:style-name="gr8" draw:text-style-name="P16" draw:layer="layout" svg:width="0.7cm" svg:height="0.65cm" svg:x="8.4cm" svg:y="17.1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8.4cm" svg:y1="17.8cm" svg:x2="9.1cm" svg:y2="17.1cm">
          <text:p/>
        </draw:line>
        <draw:line draw:style-name="gr4" draw:text-style-name="P8" draw:layer="layout" svg:x1="8.4cm" svg:y1="17.1cm" svg:x2="9.1cm" svg:y2="17.8cm">
          <text:p/>
        </draw:line>
        <draw:custom-shape draw:style-name="gr8" draw:text-style-name="P16" draw:layer="layout" svg:width="0.7cm" svg:height="0.65cm" svg:x="7.6cm" svg:y="17.1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7.6cm" svg:y1="17.8cm" svg:x2="8.3cm" svg:y2="17.1cm">
          <text:p/>
        </draw:line>
        <draw:line draw:style-name="gr4" draw:text-style-name="P8" draw:layer="layout" svg:x1="7.6cm" svg:y1="17.1cm" svg:x2="8.3cm" svg:y2="17.8cm">
          <text:p/>
        </draw:line>
        <draw:custom-shape draw:style-name="gr8" draw:text-style-name="P16" draw:layer="layout" svg:width="0.7cm" svg:height="0.65cm" svg:x="7.6cm" svg:y="18.7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7.6cm" svg:y1="19.4cm" svg:x2="8.3cm" svg:y2="18.7cm">
          <text:p/>
        </draw:line>
        <draw:line draw:style-name="gr4" draw:text-style-name="P8" draw:layer="layout" svg:x1="7.6cm" svg:y1="18.7cm" svg:x2="8.3cm" svg:y2="19.4cm">
          <text:p/>
        </draw:line>
        <draw:custom-shape draw:style-name="gr8" draw:text-style-name="P16" draw:layer="layout" svg:width="0.7cm" svg:height="0.65cm" svg:x="8.4cm" svg:y="18.7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8.4cm" svg:y1="19.4cm" svg:x2="9.1cm" svg:y2="18.7cm">
          <text:p/>
        </draw:line>
        <draw:line draw:style-name="gr4" draw:text-style-name="P8" draw:layer="layout" svg:x1="8.4cm" svg:y1="18.7cm" svg:x2="9.1cm" svg:y2="19.4cm">
          <text:p/>
        </draw:line>
        <draw:custom-shape draw:style-name="gr8" draw:text-style-name="P16" draw:layer="layout" svg:width="0.7cm" svg:height="0.65cm" svg:x="6.8cm" svg:y="17.1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.8cm" svg:y1="17.8cm" svg:x2="7.5cm" svg:y2="17.1cm">
          <text:p/>
        </draw:line>
        <draw:line draw:style-name="gr4" draw:text-style-name="P8" draw:layer="layout" svg:x1="6.8cm" svg:y1="17.1cm" svg:x2="7.5cm" svg:y2="17.8cm">
          <text:p/>
        </draw:line>
        <draw:custom-shape draw:style-name="gr8" draw:text-style-name="P16" draw:layer="layout" svg:width="0.7cm" svg:height="0.65cm" svg:x="6.8cm" svg:y="19.5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.8cm" svg:y1="20.2cm" svg:x2="7.5cm" svg:y2="19.5cm">
          <text:p/>
        </draw:line>
        <draw:line draw:style-name="gr4" draw:text-style-name="P8" draw:layer="layout" svg:x1="6.8cm" svg:y1="19.5cm" svg:x2="7.5cm" svg:y2="20.2cm">
          <text:p/>
        </draw:line>
        <draw:custom-shape draw:style-name="gr8" draw:text-style-name="P16" draw:layer="layout" svg:width="0.7cm" svg:height="0.65cm" svg:x="6.8cm" svg:y="20.3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.8cm" svg:y1="21cm" svg:x2="7.5cm" svg:y2="20.3cm">
          <text:p/>
        </draw:line>
        <draw:line draw:style-name="gr4" draw:text-style-name="P8" draw:layer="layout" svg:x1="6.8cm" svg:y1="20.3cm" svg:x2="7.5cm" svg:y2="21cm">
          <text:p/>
        </draw:line>
        <draw:custom-shape draw:style-name="gr9" draw:text-style-name="P20" draw:layer="layout" svg:width="3.4cm" svg:height="3.6cm" svg:x="5.8cm" svg:y="17.2cm">
          <text:p/>
          <draw:enhanced-geometry svg:viewBox="0 0 21600 21600" draw:type="rectangle" draw:enhanced-path="M 0 0 L 21600 0 21600 21600 0 21600 0 0 Z N"/>
        </draw:custom-shape>
        <draw:frame draw:style-name="gr19" draw:text-style-name="P33" draw:layer="layout" svg:width="3.2cm" svg:height="2cm" svg:x="5.9cm" svg:y="17.6cm">
          <draw:text-box>
            <text:p text:style-name="P32"><text:span text:style-name="T9">Your order has been confirmed</text:span></text:p>
          </draw:text-box>
        </draw:frame>
        <draw:custom-shape draw:style-name="gr13" draw:text-style-name="P22" draw:layer="layout" svg:width="1.4cm" svg:height="0.6cm" svg:x="5.9cm" svg:y="19.9cm">
          <text:p text:style-name="P17"><text:span text:style-name="T7">Bac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6.4cm" svg:x="10.1cm" svg:y="15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7cm" svg:height="0.65cm" svg:x="10.4cm" svg:y="17.1cm">
          <text:p text:style-name="P15"><text:span text:style-name="T4">Black </text:span></text:p>
          <text:p text:style-name="P15"><text:span text:style-name="T4">Te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cm" svg:height="0.7cm" svg:x="10.4cm" svg:y="16.2cm">
          <text:p text:style-name="P2"><text:span text:style-name="T2">Biscuits &amp; Te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4cm" svg:y1="17.8cm" svg:x2="11.1cm" svg:y2="17.1cm">
          <text:p/>
        </draw:line>
        <draw:line draw:style-name="gr4" draw:text-style-name="P8" draw:layer="layout" svg:x1="10.4cm" svg:y1="17.1cm" svg:x2="11.1cm" svg:y2="17.8cm">
          <text:p/>
        </draw:line>
        <draw:custom-shape draw:style-name="gr8" draw:text-style-name="P5" draw:layer="layout" svg:width="0.7cm" svg:height="0.65cm" svg:x="10.4cm" svg:y="17.9cm">
          <text:p text:style-name="P17"><text:span text:style-name="T5">Herbal </text:span></text:p>
          <text:p text:style-name="P17"><text:span text:style-name="T5">Te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4cm" svg:y1="18.6cm" svg:x2="11.1cm" svg:y2="17.9cm">
          <text:p/>
        </draw:line>
        <draw:line draw:style-name="gr4" draw:text-style-name="P8" draw:layer="layout" svg:x1="10.4cm" svg:y1="17.9cm" svg:x2="11.1cm" svg:y2="18.6cm">
          <text:p/>
        </draw:line>
        <draw:custom-shape draw:style-name="gr8" draw:text-style-name="P16" draw:layer="layout" svg:width="0.7cm" svg:height="0.65cm" svg:x="10.4cm" svg:y="18.7cm">
          <text:p text:style-name="P18"><text:span text:style-name="T5">Green </text:span></text:p>
          <text:p text:style-name="P18"><text:span text:style-name="T5">Te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4cm" svg:y1="19.4cm" svg:x2="11.1cm" svg:y2="18.7cm">
          <text:p/>
        </draw:line>
        <draw:line draw:style-name="gr4" draw:text-style-name="P8" draw:layer="layout" svg:x1="10.4cm" svg:y1="18.7cm" svg:x2="11.1cm" svg:y2="19.4cm">
          <text:p/>
        </draw:line>
        <draw:custom-shape draw:style-name="gr8" draw:text-style-name="P5" draw:layer="layout" svg:width="0.7cm" svg:height="0.65cm" svg:x="10.4cm" svg:y="20.3cm">
          <text:p text:style-name="P17"><text:span text:style-name="T6">Non – </text:span></text:p>
          <text:p text:style-name="P17"><text:span text:style-name="T6">Chocolate </text:span></text:p>
          <text:p text:style-name="P17"><text:span text:style-name="T6">Biscuits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4cm" svg:y1="21cm" svg:x2="11.1cm" svg:y2="20.3cm">
          <text:p/>
        </draw:line>
        <draw:line draw:style-name="gr4" draw:text-style-name="P8" draw:layer="layout" svg:x1="10.4cm" svg:y1="20.3cm" svg:x2="11.1cm" svg:y2="21cm">
          <text:p/>
        </draw:line>
        <draw:custom-shape draw:style-name="gr8" draw:text-style-name="P5" draw:layer="layout" svg:width="0.7cm" svg:height="0.65cm" svg:x="10.4cm" svg:y="19.5cm">
          <text:p text:style-name="P17"><text:span text:style-name="T6">Chocolate </text:span></text:p>
          <text:p text:style-name="P17"><text:span text:style-name="T6">Biscuits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4cm" svg:y1="20.2cm" svg:x2="11.1cm" svg:y2="19.5cm">
          <text:p/>
        </draw:line>
        <draw:line draw:style-name="gr4" draw:text-style-name="P8" draw:layer="layout" svg:x1="10.4cm" svg:y1="19.5cm" svg:x2="11.1cm" svg:y2="20.2cm">
          <text:p/>
        </draw:line>
        <draw:custom-shape draw:style-name="gr8" draw:text-style-name="P16" draw:layer="layout" svg:width="0.7cm" svg:height="0.65cm" svg:x="12.8cm" svg:y="19.5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.8cm" svg:y1="20.2cm" svg:x2="13.5cm" svg:y2="19.5cm">
          <text:p/>
        </draw:line>
        <draw:line draw:style-name="gr4" draw:text-style-name="P8" draw:layer="layout" svg:x1="12.8cm" svg:y1="19.5cm" svg:x2="13.5cm" svg:y2="20.2cm">
          <text:p/>
        </draw:line>
        <draw:custom-shape draw:style-name="gr8" draw:text-style-name="P16" draw:layer="layout" svg:width="0.7cm" svg:height="0.65cm" svg:x="12cm" svg:y="19.5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cm" svg:y1="20.2cm" svg:x2="12.7cm" svg:y2="19.5cm">
          <text:p/>
        </draw:line>
        <draw:line draw:style-name="gr4" draw:text-style-name="P8" draw:layer="layout" svg:x1="12cm" svg:y1="19.5cm" svg:x2="12.7cm" svg:y2="20.2cm">
          <text:p/>
        </draw:line>
        <draw:custom-shape draw:style-name="gr8" draw:text-style-name="P16" draw:layer="layout" svg:width="0.7cm" svg:height="0.65cm" svg:x="12.8cm" svg:y="19.5cm">
          <text:p text:style-name="P18"><text:span text:style-name="T5">Produ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8" draw:layer="layout" svg:x1="12.8cm" svg:y1="20.2cm" svg:x2="13.5cm" svg:y2="19.5cm">
          <text:p/>
        </draw:line>
        <draw:line draw:style-name="gr4" draw:text-style-name="P8" draw:layer="layout" svg:x1="12.8cm" svg:y1="19.5cm" svg:x2="13.5cm" svg:y2="20.2cm">
          <text:p/>
        </draw:line>
        <draw:custom-shape draw:style-name="gr8" draw:text-style-name="P16" draw:layer="layout" svg:width="0.7cm" svg:height="0.65cm" svg:x="11.2cm" svg:y="18.7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1.2cm" svg:y1="19.4cm" svg:x2="11.9cm" svg:y2="18.7cm">
          <text:p/>
        </draw:line>
        <draw:line draw:style-name="gr4" draw:text-style-name="P8" draw:layer="layout" svg:x1="11.2cm" svg:y1="18.7cm" svg:x2="11.9cm" svg:y2="19.4cm">
          <text:p/>
        </draw:line>
        <draw:custom-shape draw:style-name="gr8" draw:text-style-name="P16" draw:layer="layout" svg:width="0.7cm" svg:height="0.65cm" svg:x="12cm" svg:y="17.9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cm" svg:y1="18.6cm" svg:x2="12.7cm" svg:y2="17.9cm">
          <text:p/>
        </draw:line>
        <draw:line draw:style-name="gr4" draw:text-style-name="P8" draw:layer="layout" svg:x1="12cm" svg:y1="17.9cm" svg:x2="12.7cm" svg:y2="18.6cm">
          <text:p/>
        </draw:line>
        <draw:custom-shape draw:style-name="gr8" draw:text-style-name="P16" draw:layer="layout" svg:width="0.7cm" svg:height="0.65cm" svg:x="11.2cm" svg:y="17.9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1.2cm" svg:y1="18.6cm" svg:x2="11.9cm" svg:y2="17.9cm">
          <text:p/>
        </draw:line>
        <draw:line draw:style-name="gr4" draw:text-style-name="P8" draw:layer="layout" svg:x1="11.2cm" svg:y1="17.9cm" svg:x2="11.9cm" svg:y2="18.6cm">
          <text:p/>
        </draw:line>
        <draw:custom-shape draw:style-name="gr8" draw:text-style-name="P16" draw:layer="layout" svg:width="0.7cm" svg:height="0.65cm" svg:x="12.8cm" svg:y="17.9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.8cm" svg:y1="18.6cm" svg:x2="13.5cm" svg:y2="17.9cm">
          <text:p/>
        </draw:line>
        <draw:line draw:style-name="gr4" draw:text-style-name="P8" draw:layer="layout" svg:x1="12.8cm" svg:y1="17.9cm" svg:x2="13.5cm" svg:y2="18.6cm">
          <text:p/>
        </draw:line>
        <draw:custom-shape draw:style-name="gr8" draw:text-style-name="P16" draw:layer="layout" svg:width="0.7cm" svg:height="0.65cm" svg:x="12.8cm" svg:y="17.1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.8cm" svg:y1="17.8cm" svg:x2="13.5cm" svg:y2="17.1cm">
          <text:p/>
        </draw:line>
        <draw:line draw:style-name="gr4" draw:text-style-name="P8" draw:layer="layout" svg:x1="12.8cm" svg:y1="17.1cm" svg:x2="13.5cm" svg:y2="17.8cm">
          <text:p/>
        </draw:line>
        <draw:custom-shape draw:style-name="gr8" draw:text-style-name="P16" draw:layer="layout" svg:width="0.7cm" svg:height="0.65cm" svg:x="12cm" svg:y="17.1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cm" svg:y1="17.8cm" svg:x2="12.7cm" svg:y2="17.1cm">
          <text:p/>
        </draw:line>
        <draw:line draw:style-name="gr4" draw:text-style-name="P8" draw:layer="layout" svg:x1="12cm" svg:y1="17.1cm" svg:x2="12.7cm" svg:y2="17.8cm">
          <text:p/>
        </draw:line>
        <draw:custom-shape draw:style-name="gr8" draw:text-style-name="P16" draw:layer="layout" svg:width="0.7cm" svg:height="0.65cm" svg:x="12cm" svg:y="18.7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cm" svg:y1="19.4cm" svg:x2="12.7cm" svg:y2="18.7cm">
          <text:p/>
        </draw:line>
        <draw:line draw:style-name="gr4" draw:text-style-name="P8" draw:layer="layout" svg:x1="12cm" svg:y1="18.7cm" svg:x2="12.7cm" svg:y2="19.4cm">
          <text:p/>
        </draw:line>
        <draw:custom-shape draw:style-name="gr8" draw:text-style-name="P16" draw:layer="layout" svg:width="0.7cm" svg:height="0.65cm" svg:x="12.8cm" svg:y="18.7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.8cm" svg:y1="19.4cm" svg:x2="13.5cm" svg:y2="18.7cm">
          <text:p/>
        </draw:line>
        <draw:line draw:style-name="gr4" draw:text-style-name="P8" draw:layer="layout" svg:x1="12.8cm" svg:y1="18.7cm" svg:x2="13.5cm" svg:y2="19.4cm">
          <text:p/>
        </draw:line>
        <draw:custom-shape draw:style-name="gr8" draw:text-style-name="P16" draw:layer="layout" svg:width="0.7cm" svg:height="0.65cm" svg:x="11.2cm" svg:y="17.1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1.2cm" svg:y1="17.8cm" svg:x2="11.9cm" svg:y2="17.1cm">
          <text:p/>
        </draw:line>
        <draw:line draw:style-name="gr4" draw:text-style-name="P8" draw:layer="layout" svg:x1="11.2cm" svg:y1="17.1cm" svg:x2="11.9cm" svg:y2="17.8cm">
          <text:p/>
        </draw:line>
        <draw:custom-shape draw:style-name="gr8" draw:text-style-name="P16" draw:layer="layout" svg:width="0.7cm" svg:height="0.65cm" svg:x="11.2cm" svg:y="19.5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1.2cm" svg:y1="20.2cm" svg:x2="11.9cm" svg:y2="19.5cm">
          <text:p/>
        </draw:line>
        <draw:line draw:style-name="gr4" draw:text-style-name="P8" draw:layer="layout" svg:x1="11.2cm" svg:y1="19.5cm" svg:x2="11.9cm" svg:y2="20.2cm">
          <text:p/>
        </draw:line>
        <draw:custom-shape draw:style-name="gr8" draw:text-style-name="P16" draw:layer="layout" svg:width="0.7cm" svg:height="0.65cm" svg:x="11.2cm" svg:y="20.3cm">
          <text:p text:style-name="P18"><text:span text:style-name="T5">Produc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1.2cm" svg:y1="21cm" svg:x2="11.9cm" svg:y2="20.3cm">
          <text:p/>
        </draw:line>
        <draw:line draw:style-name="gr4" draw:text-style-name="P8" draw:layer="layout" svg:x1="11.2cm" svg:y1="20.3cm" svg:x2="11.9cm" svg:y2="21cm">
          <text:p/>
        </draw:line>
        <draw:custom-shape draw:style-name="gr14" draw:text-style-name="P35" draw:layer="layout" svg:width="1.5cm" svg:height="0.7cm" svg:x="12cm" svg:y="20.3cm">
          <text:p text:style-name="P34"><text:span text:style-name="T10">Open Order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6.4cm" svg:x="14.6cm" svg:y="1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cm" svg:height="0.7cm" svg:x="14.9cm" svg:y="16.2cm">
          <text:p text:style-name="P2"><text:span text:style-name="T2">Biscuits &amp; Tea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cm" svg:height="4.3cm" svg:x="14.9cm" svg:y="17.1cm">
          <text:p/>
          <draw:enhanced-geometry svg:viewBox="0 0 21600 21600" draw:type="rectangle" draw:enhanced-path="M 0 0 L 21600 0 21600 21600 0 21600 0 0 Z N"/>
        </draw:custom-shape>
        <draw:frame draw:style-name="gr16" draw:text-style-name="P25" draw:layer="layout" svg:width="2.8cm" svg:height="0.645cm" svg:x="15cm" svg:y="17.2cm">
          <draw:text-box>
            <text:p text:style-name="P24"><text:span text:style-name="T8">Your Order</text:span></text:p>
          </draw:text-box>
        </draw:frame>
        <draw:custom-shape draw:style-name="gr17" draw:text-style-name="P27" draw:layer="layout" svg:width="2.8cm" svg:height="0.6cm" svg:x="15cm" svg:y="19cm">
          <text:p text:style-name="P26"><text:span text:style-name="T2">Product Qty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3cm" svg:height="0.5cm" svg:x="16.8cm" svg:y="19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0.3cm" svg:height="0.5cm" svg:x="17.2cm" svg:y="19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0.3cm" svg:height="0.5cm" svg:x="17.5cm" svg:y="19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cm" svg:height="0.6cm" svg:x="15cm" svg:y="20cm">
          <text:p text:style-name="P30"><text:span text:style-name="T1">C****** Or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8cm" svg:height="0.6cm" svg:x="15cm" svg:y="18.4cm">
          <text:p text:style-name="P26"><text:span text:style-name="T2">Product Qty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3cm" svg:height="0.5cm" svg:x="16.8cm" svg:y="18.4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0.3cm" svg:height="0.5cm" svg:x="17.2cm" svg:y="18.4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0.3cm" svg:height="0.5cm" svg:x="17.5cm" svg:y="18.4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8cm" svg:height="0.6cm" svg:x="15cm" svg:y="17.8cm">
          <text:p text:style-name="P26"><text:span text:style-name="T2">Product Qty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3cm" svg:height="0.5cm" svg:x="16.8cm" svg:y="17.8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0.3cm" svg:height="0.5cm" svg:x="17.2cm" svg:y="17.8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0.3cm" svg:height="0.5cm" svg:x="17.5cm" svg:y="17.8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cm" svg:height="0.6cm" svg:x="15cm" svg:y="20.6cm">
          <text:p text:style-name="P30"><text:span text:style-name="T1">Continue Shopping</text:span>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3.6cm" svg:height="2.7cm" svg:x="1.2cm" svg:y="11.8cm">
          <draw:text-box>
            <text:p text:style-name="P9"><text:span text:style-name="T2">Diagram 01.</text:span></text:p>
            <text:p text:style-name="P9"><text:span text:style-name="T2">Landing page.</text:span></text:p>
            <text:p text:style-name="P9"><text:span text:style-name="T2">Click on any of the six links (which represent the six categories available) will send you to Diagram 02.</text:span></text:p>
          </draw:text-box>
        </draw:frame>
        <draw:frame draw:style-name="gr20" draw:text-style-name="P10" draw:layer="layout" svg:width="3.7cm" svg:height="2.795cm" svg:x="5.6cm" svg:y="11.8cm">
          <draw:text-box>
            <text:p text:style-name="P9"><text:span text:style-name="T2">Diagram 02.</text:span></text:p>
            <text:p text:style-name="P9"><text:span text:style-name="T2">Category page. This side links to the other categories will list the other five categories. All go to Diagram 02. Click on a product icon to Diagram 03.</text:span></text:p>
          </draw:text-box>
        </draw:frame>
        <draw:frame draw:style-name="gr20" draw:text-style-name="P10" draw:layer="layout" svg:width="3.6cm" svg:height="3.113cm" svg:x="10.1cm" svg:y="11.8cm">
          <draw:text-box>
            <text:p text:style-name="P9"><text:span text:style-name="T2">Diagram 03.</text:span></text:p>
            <text:p text:style-name="P9"><text:span text:style-name="T2">Product modal. Displays description, ingredients price etc. Click back will go back to your last page either Diagram 02/04. Click Add to Order will go to Diagram 04.</text:span></text:p>
          </draw:text-box>
        </draw:frame>
        <draw:frame draw:style-name="gr21" draw:text-style-name="P10" draw:layer="layout" svg:width="3.6cm" svg:height="2.8cm" svg:x="14.6cm" svg:y="11.8cm">
          <draw:text-box>
            <text:p text:style-name="P9"><text:span text:style-name="T2">Diagram 04.</text:span></text:p>
            <text:p text:style-name="P9"><text:span text:style-name="T2">Category page (with item(s) in basket. Behaves as Diagram 02. Except, click on basket to go to Diagram 05.</text:span></text:p>
          </draw:text-box>
        </draw:frame>
        <draw:frame draw:style-name="gr21" draw:text-style-name="P10" draw:layer="layout" svg:width="3.6cm" svg:height="3.113cm" svg:x="1.2cm" svg:y="21.8cm">
          <draw:text-box>
            <text:p text:style-name="P9"><text:span text:style-name="T2">Diagram 05.</text:span></text:p>
            <text:p text:style-name="P9"><text:span text:style-name="T2">Basket page.</text:span></text:p>
            <text:p text:style-name="P9"><text:span text:style-name="T2">Displays quantity ordered. Btns to change quantity up and down. Click Confirm order to go to Diagram 06. Click Continue shopping to go to Diagram 07.</text:span></text:p>
          </draw:text-box>
        </draw:frame>
        <draw:frame draw:style-name="gr22" draw:text-style-name="P10" draw:layer="layout" svg:width="3.6cm" svg:height="3cm" svg:x="5.7cm" svg:y="21.8cm">
          <draw:text-box>
            <text:p text:style-name="P9"><text:span text:style-name="T2">Diagram 06.</text:span></text:p>
            <text:p text:style-name="P9"><text:span text:style-name="T2">Order confirmation Modal.</text:span></text:p>
            <text:p text:style-name="P9"><text:span text:style-name="T2">Once DB has confirmed order modal appears.</text:span></text:p>
            <text:p text:style-name="P9"><text:span text:style-name="T2">Click back to go to Diagram 07.</text:span></text:p>
          </draw:text-box>
        </draw:frame>
        <draw:frame draw:style-name="gr23" draw:text-style-name="P10" draw:layer="layout" svg:width="3.5cm" svg:height="4.067cm" svg:x="10.1cm" svg:y="21.8cm">
          <draw:text-box>
            <text:p text:style-name="P9"><text:span text:style-name="T2">Diagram 07.</text:span></text:p>
            <text:p text:style-name="P9"><text:span text:style-name="T2">Category page. Behaves like Diagram 02 and 04. As there is an open order then open order button appears. Click to go to Diagram 08. NOTE: When order has been served/delivered then it will revert to Diagram 02.</text:span></text:p>
          </draw:text-box>
        </draw:frame>
        <draw:frame draw:style-name="gr24" draw:text-style-name="P10" draw:layer="layout" svg:width="3.6cm" svg:height="3.749cm" svg:x="14.6cm" svg:y="21.8cm">
          <draw:text-box>
            <text:p text:style-name="P9"><text:span text:style-name="T2">Diagram 08.</text:span></text:p>
            <text:p text:style-name="P9"><text:span text:style-name="T2">Order cancel / change page.</text:span></text:p>
            <text:p text:style-name="P9"><text:span text:style-name="T2">IF the product qualities are NOT changed then C****** Order btn will display Cancel Order. IF The quantities are changed then C***** Order Btn will display Change ord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20:40:39.154000000</meta:creation-date>
    <dc:date>2019-10-20T23:02:27.015000000</dc:date>
    <meta:editing-duration>PT3M39S</meta:editing-duration>
    <meta:editing-cycles>1</meta:editing-cycles>
    <meta:document-statistic meta:object-count="381"/>
    <meta:generator>LibreOffice/6.2.7.1$Windows_X86_64 LibreOffice_project/23edc44b61b830b7d749943e020e96f5a7df63bf</meta:generator>
  </office:meta>
</office:document-meta>
</file>